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co1" style:family="table-column">
      <style:table-column-properties style:column-width="6.938cm" style:use-optimal-column-width="false"/>
    </style:style>
    <style:style style:name="co2" style:family="table-column">
      <style:table-column-properties style:column-width="11.662cm" style:use-optimal-column-width="false"/>
    </style:style>
    <style:style style:name="co3" style:family="table-column">
      <style:table-column-properties style:column-width="7.944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1.67cm"/>
    </style:style>
    <style:style style:name="ce1" style:family="table-cell">
      <style:graphic-properties style:repeat="repeat"/>
    </style:style>
    <style:style style:name="ce2" style:family="table-cell">
      <style:graphic-properties draw:fill="solid" draw:fill-color="#e6e6e6" style:repeat="repeat"/>
    </style:style>
    <style:style style:name="P1" style:family="paragraph">
      <style:paragraph-properties>
        <style:tab-stops>
          <style:tab-stop style:position="7.885cm"/>
        </style:tab-stops>
      </style:paragraph-properties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26.543cm" svg:height="8.414cm" svg:x="0.735cm" svg:y="3.90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1">Q1: How to design distributed algorithm , convergence of distributed scheme</text:p>
              </table:table-cell>
              <table:table-cell>
                <text:p text:style-name="P1">Q2: Distributed vs. <text:s text:c="7"/></text:p>
                <text:p text:style-name="P1"><text:s text:c="7"/>centralized schemes</text:p>
              </table:table-cell>
            </table:table-row>
            <table:table-row table:style-name="ro1" table:default-cell-style-name="ce1">
              <table:table-cell/>
              <table:table-cell>
                <text:p>C1: Algorithm design with congestion game</text:p>
              </table:table-cell>
              <table:table-cell>
                <text:p>C2: Comparison</text:p>
              </table:table-cell>
            </table:table-row>
            <table:table-row table:style-name="ro2" table:default-cell-style-name="ce1">
              <table:table-cell>
                <text:p>P1: Utilization of TV </text:p>
                <text:p><text:s text:c="6"/>white spectrum</text:p>
              </table:table-cell>
              <table:table-cell/>
              <table:table-cell/>
            </table:table-row>
            <table:table-row table:style-name="ro1" table:default-cell-style-name="ce2">
              <table:table-cell>
                <text:p>P2: Robust cluster </text:p>
                <text:p><text:s text:c="6"/>structure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P3: Light weight </text:p>
                <text:p><text:s text:c="6"/>routing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draw:layer="layout" svg:width="14.605cm" svg:height="1.27cm" svg:x="8.609cm" svg:y="7.442cm">
          <text:p text:style-name="P2">S1: Distributed channel and power alloca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4.605cm" svg:height="1.27cm" svg:x="8.608cm" svg:y="9.141cm">
          <text:p text:style-name="P2">S2: Versatile robust clusterin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1.357cm" svg:height="1.27cm" svg:x="7.858cm" svg:y="10.779cm">
          <text:p text:style-name="P2"><text:span text:style-name="T1">S3: Spectrum aware virtual coordinate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i </meta:initial-creator>
    <meta:creation-date>2016-02-03T22:52:23</meta:creation-date>
    <dc:date>2016-02-15T00:05:21</dc:date>
    <dc:creator>di </dc:creator>
    <meta:editing-duration>PT52M4S</meta:editing-duration>
    <meta:editing-cycles>4</meta:editing-cycles>
    <meta:generator>LibreOffice/3.5$Linux_x86 LibreOffice_project/350m1$Build-2</meta:generator>
    <meta:document-statistic meta:object-count="4"/>
  </office:meta>
</office:document-meta>
</file>